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8. 3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ok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Doportováno na Linux</text:p>
                <text:list>
                  <text:list-item>
                    <text:p>Makefile pro GCC</text:p>
                    <text:list>
                      <text:list-item>
                        <text:p>tons of warnings</text:p>
                      </text:list-item>
                    </text:list>
                  </text:list-item>
                  <text:list-item>
                    <text:p>Kompatibilita pod Windows zachována (MSVS 2013+)</text:p>
                  </text:list-item>
                </text:list>
              </text:list-item>
              <text:list-item>
                <text:p>Vylepšena extrakce alternativních sekvencí</text:p>
                <text:list>
                  <text:list-item>
                    <text:p>Zatím testováno na chromozomu 1</text:p>
                  </text:list-item>
                  <text:list-item>
                    <text:p>Jednobázové modifikace</text:p>
                  </text:list-item>
                  <text:list-item>
                    <text:p>Nějaké výsledky v příštím slidu</text:p>
                  </text:list-item>
                </text:list>
              </text:list-item>
              <text:list-item>
                <text:p>Implementováno náhodné tvoření indelů při generování alternativních sekvencí</text:p>
                <text:list>
                  <text:list-item>
                    <text:p>Zatím se nestihlo otestovat</text:p>
                  </text:list-item>
                </text:list>
              </text:list-item>
              <text:list-item>
                <text:p>Pokus o získání účtu v PARLABu</text:p>
                <text:list>
                  <text:list-item>
                    <text:p>In progr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ýsledky prvních testů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Data:</text:span> chromozóm 1</text:p>
              </text:list-item>
              <text:list-item>
                <text:p><text:span text:style-name="T1">Délka regionu:</text:span> 2 kilobáze</text:p>
              </text:list-item>
              <text:list-item>
                <text:p><text:span text:style-name="T1">Pravděpodobnost jednobázové modifikace (prok každou bázi):</text:span> 0,5 %</text:p>
                <text:list>
                  <text:list-item>
                    <text:p>~10 změn na jednu alternativní sekvenci</text:p>
                  </text:list-item>
                </text:list>
              </text:list-item>
              <text:list-item>
                <text:p><text:span text:style-name="T1">Počet čtení</text:span>: 400</text:p>
              </text:list-item>
              <text:list-item>
                <text:p><text:span text:style-name="T1">Délka čtení:</text:span> 150</text:p>
              </text:list-item>
              <text:list-item>
                <text:p><text:span text:style-name="T1">Počet testů na každém úseku:</text:span> 1</text:p>
              </text:list-item>
              <text:list-item>
                <text:p><text:span text:style-name="T1">Výsledek:</text:span></text:p>
                <text:list>
                  <text:list-item>
                    <text:p>Alternativní sekvence nalezeny v 72 % případů</text:p>
                  </text:list-item>
                  <text:list-item>
                    <text:p>Ne příliš kvalitní PRNG (pokrytí ready není úplné), to způsobovalo problém při řešení 20 % případů</text:p>
                  </text:list-item>
                  <text:list-item>
                    <text:p>8 % případů – alternativní sekvence nenalezeny</text:p>
                  </text:list-item>
                </text:list>
              </text:list-item>
              <text:list-item>
                <text:p>Množství potenciálních alternativních sekvencí stále velké</text:p>
                <text:list>
                  <text:list-item>
                    <text:p>Stále jsou rezervy v úpravách DB graf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ačová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ést podrobnější testy (zejména až bude PARLAB)</text:p>
              </text:list-item>
              <text:list-item>
                <text:p>Otestovat s indely</text:p>
              </text:list-item>
              <text:list-item>
                <text:p>Vyhledávat problematické grafy a optimalizovat je, aby se minimalizoval počet potenciálních alternativních sekven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Úko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řípady zvláštních sekvencí</text:p>
              </text:list-item>
              <text:list-item>
                <text:p>Podívat se na špatné pokrytí readů generovaných za použití PR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3:01:13.485000000</meta:creation-date>
    <dc:date>2016-03-18T14:45:21.235000000</dc:date>
    <meta:editing-duration>PT1H43M57S</meta:editing-duration>
    <meta:editing-cycles>23</meta:editing-cycles>
    <meta:generator>LibreOffice/5.0.2.2$Windows_x86 LibreOffice_project/37b43f919e4de5eeaca9b9755ed688758a8251fe</meta:generator>
    <meta:document-statistic meta:object-count="41"/>
  </office:meta>
</office:document-meta>
</file>